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d6126" officeooo:paragraph-rsid="000d6126"/>
    </style:style>
    <style:style style:name="P2" style:family="paragraph" style:parent-style-name="Standard">
      <style:text-properties officeooo:rsid="000d6126" officeooo:paragraph-rsid="000f4197"/>
    </style:style>
    <style:style style:name="P3" style:family="paragraph" style:parent-style-name="Standard">
      <style:text-properties officeooo:rsid="000d6126" officeooo:paragraph-rsid="000f7823"/>
    </style:style>
    <style:style style:name="P4" style:family="paragraph" style:parent-style-name="Standard">
      <style:text-properties officeooo:rsid="0016cc05" officeooo:paragraph-rsid="0016cc05"/>
    </style:style>
    <style:style style:name="P5" style:family="paragraph" style:parent-style-name="Standard">
      <style:text-properties officeooo:rsid="00199778" officeooo:paragraph-rsid="00199778"/>
    </style:style>
    <style:style style:name="P6" style:family="paragraph" style:parent-style-name="Standard">
      <style:text-properties officeooo:rsid="001a8825" officeooo:paragraph-rsid="001a8825"/>
    </style:style>
    <style:style style:name="P7" style:family="paragraph" style:parent-style-name="Standard">
      <style:text-properties officeooo:rsid="001b083a" officeooo:paragraph-rsid="001b083a"/>
    </style:style>
    <style:style style:name="P8" style:family="paragraph" style:parent-style-name="Standard">
      <style:text-properties officeooo:rsid="001c2f8c" officeooo:paragraph-rsid="0020048f"/>
    </style:style>
    <style:style style:name="P9" style:family="paragraph" style:parent-style-name="Standard">
      <style:text-properties officeooo:rsid="0016cc05" officeooo:paragraph-rsid="0020a74d"/>
    </style:style>
    <style:style style:name="P10" style:family="paragraph" style:parent-style-name="Standard">
      <style:text-properties officeooo:rsid="001c2f8c" officeooo:paragraph-rsid="001c2f8c"/>
    </style:style>
    <style:style style:name="P11" style:family="paragraph" style:parent-style-name="Standard">
      <style:text-properties officeooo:rsid="000d6126" officeooo:paragraph-rsid="0020a74d"/>
    </style:style>
    <style:style style:name="T1" style:family="text">
      <style:text-properties officeooo:rsid="000f4197"/>
    </style:style>
    <style:style style:name="T2" style:family="text">
      <style:text-properties officeooo:rsid="000f7823"/>
    </style:style>
    <style:style style:name="T3" style:family="text">
      <style:text-properties officeooo:rsid="0011033c"/>
    </style:style>
    <style:style style:name="T4" style:family="text">
      <style:text-properties officeooo:rsid="00135c7a"/>
    </style:style>
    <style:style style:name="T5" style:family="text">
      <style:text-properties officeooo:rsid="0018c681"/>
    </style:style>
    <style:style style:name="T6" style:family="text">
      <style:text-properties officeooo:rsid="00199778"/>
    </style:style>
    <style:style style:name="T7" style:family="text">
      <style:text-properties officeooo:rsid="001a8825"/>
    </style:style>
    <style:style style:name="T8" style:family="text">
      <style:text-properties officeooo:rsid="001b083a"/>
    </style:style>
    <style:style style:name="T9" style:family="text">
      <style:text-properties officeooo:rsid="001e1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과제이름 : ㄱㄴ 장애물</text:p>
      <text:p text:style-name="P1"/>
      <text:p text:style-name="P1">과제 개요 :</text:p>
      <text:p text:style-name="P1">오른쪽으로 90도 돌아간 ‘ㄷ’자 모양의 장애물을 통과해야 한다.</text:p>
      <text:p text:style-name="P2">1. 왼쪽에서 자동차가 직진하여 첫번째 장애물을 만나면 swing turn으로 오른쪽으로 90도로 회전하고 다시 직진한다. 이 후 두번째 장애물을 만나면 point turn으로 오른쪽으로 90도로 돌고 3초간 직진 주행 후 정지한다.</text:p>
      <text:p text:style-name="P2">2. 오른쪽에서 자동차가 직진하여 첫번째 장애물을 만나면 <text:span text:style-name="T1">point turn으로 왼쪽으로 90도로 회전하고 다시 직진한다. 이 후 두번째 장애물을 만나면 swing turn으로 왼쪽으로 90도로 돌고 3초간 직진 주행 후 정지한다.</text:span></text:p>
      <text:p text:style-name="P2"/>
      <text:p text:style-name="P2">요구사항 분석 :</text:p>
      <text:p text:style-name="P2"/>
      <text:p text:style-name="P2">&lt;필요한 사항&gt;</text:p>
      <text:p text:style-name="P2">1. 직진 주행시 전방 장애물을 인식한다.</text:p>
      <text:p text:style-name="P2">2. 장애물을 인식하면 90도로 회전하여 장애물을 회피한다.</text:p>
      <text:p text:style-name="P3">3-1. 과제 1(왼쪽에서 시작)의 경우에는 </text:p>
      <text:p text:style-name="P3"><text:s text:c="6"/>첫번째 장애물에서는 오른쪽으로 <text:span text:style-name="T2">swing turn 하고 두번째 장애물에서는 오른쪽으로 point turn을 한다.</text:span></text:p>
      <text:p text:style-name="P2">3-2. 과제 2(오른쪽에서 시작)의 경우에는 </text:p>
      <text:p text:style-name="P2"><text:s text:c="6"/>첫번째 장애물에서는 왼쪽으로 <text:span text:style-name="T2">swing turn 하고 두번째 장애물에서는 왼쪽으로 point turn을 한다.</text:span></text:p>
      <text:p text:style-name="P2">4. 장애물을 인지하면 자동차가 장애물로부터 10~ 5<text:span text:style-name="T3">cm정도에서 정지한다.</text:span></text:p>
      <text:p text:style-name="P2">5. 두번째 장애물을 만난 이후 직진 주행은 <text:span text:style-name="T6">3초간 진행한다.</text:span></text:p>
      <text:p text:style-name="P5">6. 장애물 인지는 초음파 센서를 사용한다.</text:p>
      <text:p text:style-name="P5">7-<text:span text:style-name="T8">1. 직진 구동 속도만 받아 움직이게 한다.</text:span></text:p>
      <text:p text:style-name="P7">7-2. 직진 구동 속도와 시간을 받아 시간만큼 움직이게 한다.</text:p>
      <text:p text:style-name="P7"/>
      <text:p text:style-name="P2">&lt;필요한 기능&gt;</text:p>
      <text:p text:style-name="P2">1-<text:span text:style-name="T9">1.</text:span> 속도만 받고 직진하는 기능</text:p>
      <text:p text:style-name="P2">1-2. 속도와 진행시간을 받고 직진하는 기능</text:p>
      <text:p text:style-name="P2">2. 장애물 인식 기능</text:p>
      <text:p text:style-name="P2">3. <text:span text:style-name="T7">swing turn 기능 (왼쪽 <text:s/>/오른쪽)</text:span></text:p>
      <text:p text:style-name="P6">4. point turn 기능 (왼쪽 / 오른쪽)</text:p>
      <text:p text:style-name="P6">5. 초음파 센서로 전방 장애물과의 거리 인식 기능</text:p>
      <text:p text:style-name="P6">6. 움직이는 속도 및 시간 받는 기능</text:p>
      <text:p text:style-name="P6">7. 왼쪽 바퀴와 오른쪽 바퀴가 다른 속도를 받을 수 있게 하는 기능</text:p>
      <text:p text:style-name="P8">8. 거리 인식 하고 조건에 만족하면 멈추는 기능</text:p>
      <text:p text:style-name="P10"/>
      <text:p text:style-name="P11">소프트웨어 설계 :</text:p>
      <text:p text:style-name="P11"/>
      <text:p text:style-name="P11">&lt;구조 설계&gt;</text:p>
      <text:p text:style-name="P11">→ 계층 구조 (시작, 하위모듈/마지막에 <text:span text:style-name="T4">function 모듈이 나오게 또는 object </text:span>)</text:p>
      <text:p text:style-name="P11"/>
      <text:p text:style-name="P11">&lt;알고리즘&gt;</text:p>
      <text:p text:style-name="P11"/>
      <text:p text:style-name="P11">초음파 센서</text:p>
      <text:p text:style-name="P9">echo 가 true 1로 올라간 시간이 start 0이면 무시한다</text:p>
      <text:p text:style-name="P9">→ while / continue 또는 pass</text:p>
      <text:p text:style-name="P9">→<text:span text:style-name="T5"> 얼만큼 1인 동안을 시간 제기 0이면 다시 나머지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21:00.647817490</meta:creation-date>
    <dc:date>2017-11-12T23:55:03.568857647</dc:date>
    <meta:editing-duration>PT1H52M1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739" meta:character-count="1141" meta:non-whitespace-character-count="889"/>
  </office:meta>
</office:document-meta>
</file>